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05cm" fo:min-width="16.1cm"/>
    </style:style>
    <style:style style:name="gr2" style:family="graphic" style:parent-style-name="objectwithoutfill">
      <style:graphic-properties draw:fill="none" draw:textarea-vertical-align="middle"/>
    </style:style>
    <style:style style:name="gr3" style:family="graphic" style:parent-style-name="standard">
      <style:graphic-properties draw:fill-color="#ffff99" draw:textarea-horizontal-align="justify" draw:textarea-vertical-align="middle" draw:auto-grow-height="false" fo:min-height="1.632cm" fo:min-width="2.767cm" fo:wrap-option="no-wrap"/>
    </style:style>
    <style:style style:name="gr4" style:family="graphic" style:parent-style-name="standard">
      <style:graphic-properties draw:fill-color="#ffff99" draw:textarea-horizontal-align="justify" draw:textarea-vertical-align="middle" draw:auto-grow-height="false" fo:min-height="0cm" fo:min-width="0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color="#ffff99" draw:textarea-horizontal-align="justify" draw:textarea-vertical-align="middle" draw:auto-grow-height="false" fo:min-height="17.61cm" fo:min-width="10.96cm"/>
    </style:style>
    <style:style style:name="gr7" style:family="graphic" style:parent-style-name="standard">
      <style:graphic-properties draw:fill-color="#ffff99" draw:textarea-horizontal-align="justify" draw:textarea-vertical-align="middle" draw:auto-grow-height="false" fo:min-height="0.834cm" fo:min-width="9.684cm"/>
    </style:style>
    <style:style style:name="gr8" style:family="graphic" style:parent-style-name="standard">
      <style:graphic-properties draw:fill-color="#ff3333" draw:textarea-horizontal-align="justify" draw:textarea-vertical-align="middle" draw:auto-grow-height="false" fo:min-height="0.382cm" fo:min-width="10.332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color="#ffff99"/>
      <style:paragraph-properties fo:text-align="center"/>
    </style:style>
    <style:style style:name="P4" style:family="paragraph">
      <loext:graphic-properties draw:fill="none" draw:fill-color="#ffffff"/>
    </style:style>
    <style:style style:name="P5" style:family="paragraph">
      <loext:graphic-properties draw:fill-color="#ff3333"/>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6.6cm" svg:height="2.3cm" svg:x="2.1cm" svg:y="2.7cm">
          <text:p text:style-name="P1">3</text:p>
          <draw:enhanced-geometry svg:viewBox="0 0 21600 21600" draw:type="rectangle" draw:enhanced-path="M 0 0 L 21600 0 21600 21600 0 21600 0 0 Z N"/>
        </draw:custom-shape>
        <draw:path draw:style-name="gr2" draw:text-style-name="P2" draw:layer="layout" svg:width="2.15cm" svg:height="0.205cm" draw:transform="rotate (-1.69523830246209) translate (5.85204539451826cm 2.61814560798122cm)" svg:viewBox="0 0 2151 206" svg:d="M0 170c559 113 1110-71 1665-109l486-61">
          <text:p/>
        </draw:path>
        <draw:path draw:style-name="gr2" draw:text-style-name="P2" draw:layer="layout" svg:width="2.351cm" svg:height="-0.001cm" draw:transform="rotate (-1.5707963267949) translate (8.819cm 2.548cm)" svg:viewBox="0 0 2352 0" svg:d="M0 0c490 0 980 0 1470 0h490 392">
          <text:p/>
        </draw:path>
        <draw:path draw:style-name="gr2" draw:text-style-name="P2" draw:layer="layout" svg:width="2.4cm" svg:height="0.146cm" draw:transform="rotate (-1.5707963267949) translate (11.857cm 2.597cm)" svg:viewBox="0 0 2401 147" svg:d="M0 147c506 1 1012 0 1519 0l490-147 392 49">
          <text:p/>
        </draw:path>
        <draw:path draw:style-name="gr2" draw:text-style-name="P2" draw:layer="layout" svg:width="2.302cm" svg:height="0.097cm" draw:transform="rotate (-1.5707963267949) translate (15.091cm 2.646cm)" svg:viewBox="0 0 2303 98" svg:d="M0 0c486 90 979 33 1470 49l490 49 343-49">
          <text:p/>
        </draw:path>
        <draw:custom-shape draw:style-name="gr3" draw:text-style-name="P3" draw:layer="layout" svg:width="5cm" svg:height="2.9cm" svg:x="16cm" svg:y="0cm">
          <text:p text:style-name="P1">PID_array</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3" draw:layer="layout" svg:width="0.001cm" svg:height="0.1cm" svg:x="4.6cm" svg:y="3.5cm">
          <text:p text:style-name="P1">1</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4" draw:layer="layout" svg:width="0.853cm" svg:height="0.962cm" svg:x="7.1cm" svg:y="3.5cm">
          <draw:text-box>
            <text:p>2</text:p>
          </draw:text-box>
        </draw:frame>
        <draw:custom-shape draw:style-name="gr6" draw:text-style-name="P3" draw:layer="layout" svg:width="12.7cm" svg:height="19.1cm" svg:x="3.5cm" svg:y="9.3cm">
          <text:p text:style-name="P1"/>
          <text:p text:style-name="P1">Src-dst-weight</text:p>
          <text:p text:style-name="P1">1-2-20</text:p>
          <text:p text:style-name="P1">1-4-15</text:p>
          <text:p text:style-name="P1">1-5-90</text:p>
          <text:p text:style-name="P1">2-3-80</text:p>
          <text:p text:style-name="P1">2-1-20</text:p>
          <text:p text:style-name="P1">2-5-100</text:p>
          <text:p text:style-name="P1">3-2-150</text:p>
          <text:p text:style-name="P1">.</text:p>
          <text:p text:style-name="P1">.</text:p>
          <text:p text:style-name="P1">.</text:p>
          <text:p text:style-name="P1">5-2-200</text:p>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0.3cm" svg:height="1.2cm" svg:x="4.9cm" svg:y="7.4cm">
          <text:p text:style-name="P1">fi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0.9cm" svg:height="0.7cm" svg:x="0.7cm" svg:y="0cm">
          <text:p text:style-name="P1">Jaydeep Vasoy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17T13:47:22.414082796</meta:creation-date>
    <dc:date>2017-06-17T15:24:20.669806286</dc:date>
    <meta:editing-duration>PT1H36M58S</meta:editing-duration>
    <meta:editing-cycles>3</meta:editing-cycles>
    <meta:generator>LibreOffice/5.1.6.2$Linux_x86 LibreOffice_project/10m0$Build-2</meta:generator>
    <meta:document-statistic meta:object-count="11"/>
  </office:meta>
</office:document-meta>
</file>